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7C0000479BC96FC249.svm"/>
  <manifest:file-entry manifest:media-type="" manifest:full-path="Pictures/20000007000037E60000479B89EDE703.svm"/>
  <manifest:file-entry manifest:media-type="" manifest:full-path="Pictures/200000070000377C000047327C5C6988.svm"/>
  <manifest:file-entry manifest:media-type="" manifest:full-path="Pictures/20000007000037A6000044B7DB9857AB.svm"/>
  <manifest:file-entry manifest:media-type="" manifest:full-path="Pictures/2000000700003791000047F06C96978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5in" style:page-number="auto" fo:break-before="page" table:align="margins"/>
    </style:style>
    <style:style style:name="Table1.A" style:family="table-column">
      <style:table-column-properties style:column-width="3.25in" style:rel-column-width="32767*"/>
    </style:style>
    <style:style style:name="Table1.1" style:family="table-row">
      <style:table-row-properties style:min-row-height="3.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99" draw:opacity="50%" draw:textarea-horizontal-align="center" draw:textarea-vertical-align="middle" draw:shadow-opacity="50%" style:run-through="foreground" style:wrap="run-through" style:number-wrapped-paragraphs="no-limit" style:wrap-contour-mode="full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1.0382in" svg:y="3.6563in" svg:width="2.6366in" svg:height="3.3772in" draw:z-index="0">
        <draw:image xlink:href="Pictures/20000007000037E60000479B89EDE703.svm" xlink:type="simple" xlink:show="embed" xlink:actuate="onLoad"/>
      </draw:frame>
      <draw:frame draw:style-name="fr1" draw:name="graphics1" text:anchor-type="page" text:anchor-page-number="1" svg:x="4.2957in" svg:y="0.1465in" svg:width="2.6339in" svg:height="3.4098in" draw:z-index="1">
        <draw:image xlink:href="Pictures/2000000700003791000047F06C969787.svm" xlink:type="simple" xlink:show="embed" xlink:actuate="onLoad"/>
      </draw:frame>
      <draw:frame draw:style-name="fr1" draw:name="graphics3" text:anchor-type="page" text:anchor-page-number="1" svg:x="4.2953in" svg:y="3.6291in" svg:width="2.661in" svg:height="3.4138in" draw:z-index="2">
        <draw:image xlink:href="Pictures/200000070000377C000047327C5C6988.svm" xlink:type="simple" xlink:show="embed" xlink:actuate="onLoad"/>
      </draw:frame>
      <draw:frame draw:style-name="fr1" draw:name="graphics4" text:anchor-type="page" text:anchor-page-number="1" svg:x="1.0417in" svg:y="7.1299in" svg:width="2.6626in" svg:height="3.4362in" draw:z-index="3">
        <draw:image xlink:href="Pictures/200000070000377C0000479BC96FC249.svm" xlink:type="simple" xlink:show="embed" xlink:actuate="onLoad"/>
      </draw:frame>
      <draw:frame draw:style-name="fr1" draw:name="graphics5" text:anchor-type="page" text:anchor-page-number="1" svg:x="4.3075in" svg:y="7.152in" svg:width="2.7728in" svg:height="3.4236in" draw:z-index="4">
        <draw:image xlink:href="Pictures/20000007000037A6000044B7DB9857AB.svm" xlink:type="simple" xlink:show="embed" xlink:actuate="onLoad"/>
      </draw:frame>
      <draw:rect text:anchor-type="page" text:anchor-page-number="1" draw:z-index="5" draw:style-name="gr1" draw:text-style-name="P1" svg:width="0.7504in" svg:height="0.0807in" svg:x="5.8717in" svg:y="2.1827in">
        <text:p/>
      </draw:rect>
      <draw:rect text:anchor-type="page" text:anchor-page-number="1" draw:z-index="6" draw:style-name="gr1" draw:text-style-name="P2" svg:width="0.6157in" svg:height="0.0807in" svg:x="2.7346in" svg:y="4.0402in">
        <text:p/>
      </draw:rect>
      <draw:rect text:anchor-type="page" text:anchor-page-number="1" draw:z-index="7" draw:style-name="gr1" draw:text-style-name="P2" svg:width="0.4185in" svg:height="0.0807in" svg:x="2.7835in" svg:y="4.1819in">
        <text:p/>
      </draw:rect>
      <draw:rect text:anchor-type="page" text:anchor-page-number="1" draw:z-index="8" draw:style-name="gr1" draw:text-style-name="P2" svg:width="0.7933in" svg:height="0.0807in" svg:x="2.5291in" svg:y="5.8193in">
        <text:p/>
      </draw:rect>
      <draw:rect text:anchor-type="page" text:anchor-page-number="1" draw:z-index="9" draw:style-name="gr1" draw:text-style-name="P2" svg:width="0.8933in" svg:height="0.0807in" svg:x="5.7291in" svg:y="6.3402in">
        <text:p/>
      </draw:rect>
      <draw:rect text:anchor-type="page" text:anchor-page-number="1" draw:z-index="10" draw:style-name="gr1" draw:text-style-name="P2" svg:width="0.4941in" svg:height="0.0807in" svg:x="6.2244in" svg:y="9.4236in">
        <text:p/>
      </draw:rect>
      <draw:rect text:anchor-type="page" text:anchor-page-number="1" draw:z-index="11" draw:style-name="gr1" draw:text-style-name="P2" svg:width="0.2807in" svg:height="0.0807in" svg:x="2.3752in" svg:y="8.711in">
        <text:p/>
      </draw:rect>
      <draw:rect text:anchor-type="page" text:anchor-page-number="1" draw:z-index="12" draw:style-name="gr1" draw:text-style-name="P2" svg:width="0.2807in" svg:height="0.0807in" svg:x="2.3709in" svg:y="8.8945in">
        <text:p/>
      </draw:rect>
      <draw:rect text:anchor-type="page" text:anchor-page-number="1" draw:z-index="13" draw:style-name="gr1" draw:text-style-name="P2" svg:width="0.4941in" svg:height="0.0807in" svg:x="6.0661in" svg:y="9.5445in">
        <text:p/>
      </draw:rect>
      <draw:rect text:anchor-type="page" text:anchor-page-number="1" draw:z-index="14" draw:style-name="gr1" draw:text-style-name="P2" svg:width="0.8441in" svg:height="0.0807in" svg:x="5.8701in" svg:y="9.6945in">
        <text:p/>
      </draw:rect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in" fo:margin-bottom="0.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chael Lerman</meta:initial-creator>
    <dc:creator>Mikhael Lerman</dc:creator>
    <meta:creation-date>2016-09-24T19:06:00Z</meta:creation-date>
    <dc:date>2018-08-10T16:41:13.41</dc:date>
    <meta:editing-cycles>14</meta:editing-cycles>
    <meta:editing-duration>PT1H18M56S</meta:editing-duration>
    <meta:document-statistic meta:table-count="1" meta:image-count="5" meta:object-count="0" meta:page-count="2" meta:paragraph-count="0" meta:word-count="0" meta:character-count="0"/>
    <meta:template xlink:type="simple" xlink:actuate="onRequest" xlink:title="" xlink:href="Normal.dotm"/>
  </office:meta>
</office:document-meta>
</file>